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4260000033A7F2D5B74.png"/>
  <manifest:file-entry manifest:media-type="image/png" manifest:full-path="Pictures/10000000000004250000033CD6C0740E.png"/>
  <manifest:file-entry manifest:media-type="image/png" manifest:full-path="Pictures/100000000000042800000338F86A83E0.png"/>
  <manifest:file-entry manifest:media-type="image/png" manifest:full-path="Pictures/1000000000000426000003399BE16D8A.png"/>
  <manifest:file-entry manifest:media-type="image/png" manifest:full-path="Pictures/10000000000004250000033A378DEDB1.png"/>
  <manifest:file-entry manifest:media-type="image/png" manifest:full-path="Pictures/10000000000004280000033D6363E0F6.png"/>
  <manifest:file-entry manifest:media-type="image/png" manifest:full-path="Pictures/10000000000004230000033C89716DE5.png"/>
  <manifest:file-entry manifest:media-type="image/png" manifest:full-path="Pictures/100000000000042A0000033B3648DC04.png"/>
  <manifest:file-entry manifest:media-type="image/png" manifest:full-path="Pictures/10000000000004250000033B101EE77C.png"/>
  <manifest:file-entry manifest:media-type="image/png" manifest:full-path="Pictures/10000000000004270000033AC2A8A285.png"/>
  <manifest:file-entry manifest:media-type="image/png" manifest:full-path="Pictures/10000000000004260000033ACE4E6D31.png"/>
  <manifest:file-entry manifest:media-type="image/png" manifest:full-path="Pictures/10000000000004260000033B4DA98B0F.png"/>
  <manifest:file-entry manifest:media-type="image/png" manifest:full-path="Pictures/10000000000004240000033A2D8B7846.png"/>
  <manifest:file-entry manifest:media-type="image/png" manifest:full-path="Pictures/10000000000004270000033E1ED525D6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cm" svg:height="21cm" svg:x="0cm" svg:y="0cm">
          <draw:image xlink:href="Pictures/10000000000004270000033E1ED525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8cm" svg:height="21cm" svg:x="0cm" svg:y="0cm">
          <draw:image xlink:href="Pictures/10000000000004260000033B4DA98B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8cm" svg:height="21cm" svg:x="0cm" svg:y="0cm">
          <draw:image xlink:href="Pictures/10000000000004270000033AC2A8A2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8.033cm" svg:height="21cm" svg:x="-0.033cm" svg:y="0cm">
          <draw:image xlink:href="Pictures/10000000000004250000033B101EE7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28cm" svg:height="21.065cm" svg:x="0cm" svg:y="-0.065cm">
          <draw:image xlink:href="Pictures/100000000000042A0000033B3648DC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28cm" svg:height="21cm" svg:x="0cm" svg:y="0cm">
          <draw:image xlink:href="Pictures/10000000000004230000033C89716D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28cm" svg:height="21cm" svg:x="0cm" svg:y="0cm">
          <draw:image xlink:href="Pictures/10000000000004280000033D6363E0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28.055cm" svg:height="21.021cm" svg:x="-0.055cm" svg:y="-0.021cm">
          <draw:image xlink:href="Pictures/1000000000000426000003399BE16D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28.033cm" svg:height="21.043cm" svg:x="-0.033cm" svg:y="-0.043cm">
          <draw:image xlink:href="Pictures/10000000000004250000033A378DEDB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28cm" svg:height="21cm" svg:x="0cm" svg:y="0cm">
          <draw:image xlink:href="Pictures/100000000000042800000338F86A83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1" draw:layer="layout" svg:width="28.033cm" svg:height="21cm" svg:x="-0.033cm" svg:y="0cm">
          <draw:image xlink:href="Pictures/10000000000004250000033CD6C074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" draw:text-style-name="P1" draw:layer="layout" svg:width="28.011cm" svg:height="21cm" svg:x="-0.011cm" svg:y="0cm">
          <draw:image xlink:href="Pictures/10000000000004240000033A2D8B78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" draw:text-style-name="P1" draw:layer="layout" svg:width="28cm" svg:height="21cm" svg:x="0cm" svg:y="0cm">
          <draw:image xlink:href="Pictures/10000000000004260000033ACE4E6D3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1" draw:text-style-name="P1" draw:layer="layout" svg:width="28cm" svg:height="21cm" svg:x="0cm" svg:y="0cm">
          <draw:image xlink:href="Pictures/10000000000004260000033A7F2D5B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sl" fo:country="SI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že Rihtaršič</meta:initial-creator>
    <meta:creation-date>2018-02-09T09:11:55</meta:creation-date>
    <meta:editing-duration>PT8M29S</meta:editing-duration>
    <meta:editing-cycles>13</meta:editing-cycles>
    <dc:date>2018-02-09T09:20:22</dc:date>
    <dc:creator>Jože Rihtaršič</dc:creator>
    <meta:generator>OpenOffice/4.1.3$Unix OpenOffice.org_project/413m1$Build-9783</meta:generator>
    <meta:document-statistic meta:object-count="63"/>
  </office:meta>
</office:document-meta>
</file>